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Heading_20_3">
      <loext:graphic-properties draw:fill="solid" draw:fill-color="#fffffe" draw:opacity="100%"/>
      <style:paragraph-properties fo:margin-left="0cm" fo:margin-right="0cm" fo:margin-top="0.529cm" fo:margin-bottom="0.238cm" loext:contextual-spacing="false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2pt" fo:letter-spacing="normal" fo:font-style="normal"/>
    </style:style>
    <style:style style:name="P3" style:family="paragraph" style:parent-style-name="Heading_20_1">
      <style:text-properties fo:font-variant="normal" fo:text-transform="none" fo:color="#000000" style:font-name="Helvetica" fo:font-size="13.5pt" fo:letter-spacing="normal" fo:font-style="normal"/>
    </style:style>
    <style:style style:name="P4" style:family="paragraph">
      <style:paragraph-properties fo:margin-left="0cm" fo:margin-right="0cm" fo:margin-top="0cm" fo:margin-bottom="0.265cm" style:line-height-at-least="0.423cm" fo:text-indent="0cm"/>
      <style:text-properties fo:color="#ce181e" style:font-name="Helvetica1" fo:font-size="10.5pt" style:font-name-complex="Helvetica1"/>
    </style:style>
    <style:style style:name="T1" style:family="text">
      <style:text-properties fo:color="#ce181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a xlink:type="simple" xlink:href="https://rockingsoccer.com/lv/futbols/help/home/category-16/article-75" text:style-name="Internet_20_link" text:visited-style-name="Visited_20_Internet_20_Link">https://rockingsoccer.com/lv/futbols/help/home/category-16/article-75</text:a></text:h>
      <text:h text:style-name="P3" text:outline-level="1">Infrastruktūras darbinieki: Prasmju uzlabošana</text:h>
      <text:p text:style-name="P1">Personāla iemaņas automātiski uzlabojas atkarībā no to talanta un vai tie tiek nodarbināts kādā no jūsu infrastruktūrām.</text:p>
      <text:p text:style-name="P1">Nodarbināts darbinieks ar 8 talantu katru sezonu iegūs vienu zvaigzni infrastruktūrā, kur viņš ir nodarbināts. Viņa citas prasmes paliek neskartas.</text:p>
      <text:p text:style-name="P1">Rezerves darbinieks prasmes uzlabos 3 reizes lēnāk, toties ieguvums attieksies uz visām jomām. Tas nozīmē, piemēram, darbinieks ar 8 talantu iegūs vienu zvaigzni par visām viņa prasmēs ik pēc 3 sezonām. Uzlabojumi ne vienmēr notiek vienā un tajā pašā laikā.</text:p>
      <text:p text:style-name="P1">Nav starpposma līmeņi, tāpēc jebkurš darbinieks ar prasmi 5 konkrētā infrastruktūrā būs tieši ar tādu pat efektivitāti. Ir slēptais mācību progress, kur seko kā virzās un cik tuvu spēlētājs ir nākamam līmenim. Ja jūs izņemat darbinieku no nodarbināto saraksta, <text:span text:style-name="T1"><office:annotation office:name="__Annotation__1_4106793883"><dc:creator>Nezināms autors</dc:creator><dc:date>2018-11-11T14:14:33.170000000</dc:date><text:p text:style-name="P4"><text:span text:style-name="T2">viņa</text:span></text:p></office:annotation></text:span><text:span text:style-name="T1">viņu</text:span><office:annotation-end office:name="__Annotation__1_4106793883"/> progress tiks saglabāt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4:00:11.442000000</meta:creation-date>
    <dc:date>2018-11-11T14:16:43.156000000</dc:date>
    <meta:editing-duration>PT6M21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6" meta:word-count="125" meta:character-count="929" meta:non-whitespace-character-count="810"/>
  </office:meta>
</office:document-meta>
</file>